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e7e3a" officeooo:paragraph-rsid="000e7e3a" style:font-weight-asian="bold" style:font-weight-complex="bold"/>
    </style:style>
    <style:style style:name="P2" style:family="paragraph" style:parent-style-name="Standard">
      <style:paragraph-properties fo:text-align="justify" style:justify-single-word="false"/>
      <style:text-properties fo:font-weight="normal" officeooo:rsid="000e7e3a" officeooo:paragraph-rsid="000e7e3a" style:font-weight-asian="normal" style:font-weight-complex="normal"/>
    </style:style>
    <style:style style:name="T1" style:family="text">
      <style:text-properties officeooo:rsid="000f07f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lar and Wind energy are green, but are they enough?</text:p>
      <text:p text:style-name="P1"/>
      <text:p text:style-name="P2">The competition is no longer between renewable<text:span text:style-name="T1">s</text:span> and non-renewable<text:span text:style-name="T1">s</text:span>. Most people have now realized the importance of shifting to green and sustainable energy sources. The debate, however, is growing strong <text:span text:style-name="T1">amongst</text:span> solar, wind and nuclear <text:span text:style-name="T1">energies </text:span>to decide which of them is the ‘greenest’.</text:p>
      <text:p text:style-name="P2"/>
      <text:p text:style-name="P2"><text:span text:style-name="T1">Undoubtedly, solar and wind energies contribute to clean energy. The process of electricity production via solar panels or wind mills, in itself, do not emit any greenhouse gases. However, it is not very well known that the manufacturing of solar panels and wind mills add harmful emissions to the environment.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8T20:26:03.961865220</meta:creation-date>
    <dc:date>2020-04-28T21:00:41.900533876</dc:date>
    <meta:editing-duration>PT24M28S</meta:editing-duration>
    <meta:editing-cycles>3</meta:editing-cycles>
    <meta:generator>LibreOffice/6.0.7.3$Linux_X86_64 LibreOffice_project/00m0$Build-3</meta:generator>
    <meta:document-statistic meta:table-count="0" meta:image-count="0" meta:object-count="0" meta:page-count="1" meta:paragraph-count="3" meta:word-count="104" meta:character-count="653" meta:non-whitespace-character-count="550"/>
  </office:meta>
</office:document-meta>
</file>